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StarSymbol" svg:font-family="StarSymbol"/>
    <style:font-face style:name="StarSymbol1" svg:font-family="StarSymbol"/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f1c0c6" style:parent-style-name="Standard">
      <style:text-properties fo:font-weight="bold" style:font-weight-asian="bold" style:font-weight-complex="bold"/>
    </style:style>
    <style:style style:family="paragraph" style:list-style-name="L5" style:name="af5c7cd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05e519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dd67c3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be42c1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f1f1e7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ddc6f7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cd5bf3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57ba35" style:parent-style-name="Standard">
      <style:paragraph-properties/>
      <style:text-properties fo:font-weight="bold" style:font-weight-asian="bold" style:font-weight-complex="bold"/>
    </style:style>
    <style:style style:family="paragraph" style:name="a8f7bca" style:parent-style-name="Standard">
      <style:text-properties fo:font-weight="bold" style:font-weight-asian="bold" style:font-weight-complex="bold"/>
    </style:style>
    <style:style style:family="paragraph" style:name="aab9372" style:parent-style-name="Standard">
      <style:text-properties fo:font-weight="bold" style:font-weight-asian="bold" style:font-weight-complex="bold"/>
    </style:style>
    <style:style style:family="paragraph" style:list-style-name="L4" style:name="ac5a1d1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67e839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d21c0f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d314a5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3828f5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50fcb3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d82cb4" style:parent-style-name="Standard">
      <style:paragraph-properties/>
      <style:text-properties fo:font-weight="bold" style:font-weight-asian="bold" style:font-weight-complex="bold"/>
    </style:style>
    <style:style style:family="paragraph" style:name="a722a7e" style:parent-style-name="Standard">
      <style:text-properties fo:font-weight="bold" style:font-weight-asian="bold" style:font-weight-complex="bold"/>
    </style:style>
    <style:style style:family="paragraph" style:name="a4f0460" style:parent-style-name="Standard">
      <style:text-properties fo:font-weight="bold" style:font-weight-asian="bold" style:font-weight-complex="bold"/>
    </style:style>
    <style:style style:family="paragraph" style:list-style-name="L3" style:name="a5fcb42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0e5668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63e73d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db000d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cbe6d0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9e7be5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1f4981" style:parent-style-name="Standard">
      <style:paragraph-properties/>
      <style:text-properties fo:font-weight="bold" style:font-weight-asian="bold" style:font-weight-complex="bold"/>
    </style:style>
    <style:style style:family="paragraph" style:name="a909597" style:parent-style-name="Standard">
      <style:text-properties fo:font-weight="bold" style:font-weight-asian="bold" style:font-weight-complex="bold"/>
    </style:style>
    <style:style style:family="paragraph" style:list-style-name="L2" style:name="a43a1a5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dc335a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6bb1ea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ecadea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b8300b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6d5bed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f77249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d2de0b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8c6b8f" style:parent-style-name="Standard">
      <style:paragraph-properties/>
      <style:text-properties fo:font-weight="bold" style:font-weight-asian="bold" style:font-weight-complex="bold"/>
    </style:style>
    <style:style style:family="paragraph" style:name="aa19d3b" style:parent-style-name="Standard">
      <style:text-properties fo:font-weight="bold" style:font-weight-asian="bold" style:font-weight-complex="bold"/>
    </style:style>
    <style:style style:family="paragraph" style:list-style-name="L1" style:name="ae7145b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e70ce6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2ef4c0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d7deff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763620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ccb034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86b188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f506b8" style:parent-style-name="Standard">
      <style:paragraph-properties/>
      <style:text-properties fo:font-weight="bold" style:font-weight-asian="bold" style:font-weight-complex="bold"/>
    </style:style>
    <style:style style:family="paragraph" style:name="abd19b2" style:parent-style-name="Standard">
      <style:text-properties fo:font-weight="bold" style:font-weight-asian="bold" style:font-weight-complex="bold"/>
    </style:style>
    <style:style style:family="text" style:name="a6ee618">
      <style:text-properties fo:font-size="20.0pt" style:font-size-asian="20.0pt"/>
    </style:style>
    <style:style style:family="text" style:name="acb8964">
      <style:text-properties fo:font-weight="bold" style:font-weight-asian="bold" style:font-weight-complex="bold"/>
    </style:style>
    <style:style style:family="paragraph" style:name="aa046b9" style:parent-style-name="Standard">
      <style:paragraph-properties fo:text-align="center"/>
    </style:style>
    <style:style style:family="text" style:name="ad60e6f">
      <style:text-properties fo:font-size="20.0pt" fo:font-weight="bold" style:font-size-asian="20.0pt" style:font-weight-asian="bold" style:font-weight-complex="bold"/>
    </style:style>
    <text:list-style style:name="L5">
      <text:list-level-style-number style:num-format="A" style:num-suffix=")" text:display-levels="1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number>
      <text:list-level-style-number style:num-format="A" style:num-suffix=")" text:display-levels="1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number>
      <text:list-level-style-number style:num-format="A" style:num-suffix=")" text:display-levels="1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number>
      <text:list-level-style-number style:num-format="A" style:num-suffix=")" text:display-levels="1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number>
      <text:list-level-style-number style:num-format="A" style:num-suffix=")" text:display-levels="1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number>
      <text:list-level-style-number style:num-format="A" style:num-suffix=")" text:display-levels="1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number>
      <text:list-level-style-number style:num-format="A" style:num-suffix=")" text:display-levels="1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number>
      <text:list-level-style-number style:num-format="A" style:num-suffix=")" text:display-levels="1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number>
      <text:list-level-style-number style:num-format="A" style:num-suffix=")" text:display-levels="1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number>
    </text:list-style>
    <text:list-style style:name="L4">
      <text:list-level-style-number style:num-format="i" style:num-suffix="." text:display-levels="1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number>
      <text:list-level-style-number style:num-format="i" style:num-suffix="." text:display-levels="1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number>
      <text:list-level-style-number style:num-format="i" style:num-suffix="." text:display-levels="1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number>
      <text:list-level-style-number style:num-format="i" style:num-suffix="." text:display-levels="1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number>
      <text:list-level-style-number style:num-format="i" style:num-suffix="." text:display-levels="1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number>
      <text:list-level-style-number style:num-format="i" style:num-suffix="." text:display-levels="1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number>
      <text:list-level-style-number style:num-format="i" style:num-suffix="." text:display-levels="1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number>
      <text:list-level-style-number style:num-format="i" style:num-suffix="." text:display-levels="1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number>
      <text:list-level-style-number style:num-format="i" style:num-suffix="." text:display-levels="1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number>
    </text:list-style>
    <text:list-style style:name="L3">
      <text:list-level-style-number style:num-format="1" style:num-suffix=")" text:display-levels="1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number>
      <text:list-level-style-number style:num-format="1" style:num-suffix=")" text:display-levels="1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number>
      <text:list-level-style-number style:num-format="1" style:num-suffix=")" text:display-levels="1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number>
      <text:list-level-style-number style:num-format="1" style:num-suffix=")" text:display-levels="1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number>
      <text:list-level-style-number style:num-format="1" style:num-suffix=")" text:display-levels="1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number>
      <text:list-level-style-number style:num-format="1" style:num-suffix=")" text:display-levels="1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number>
      <text:list-level-style-number style:num-format="1" style:num-suffix=")" text:display-levels="1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number>
      <text:list-level-style-number style:num-format="1" style:num-suffix=")" text:display-levels="1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number>
      <text:list-level-style-number style:num-format="1" style:num-suffix=")" text:display-levels="1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number>
    </text:list-style>
    <text:list-style style:name="L2">
      <text:list-level-style-image text:level="1" xlink:actuate="onLoad" xlink:href="Pictures/1000020000000010000000101B5106C7.gif" xlink:show="embed" xlink:type="simple">
        <style:list-level-properties fo:height="4mm" fo:width="4mm"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image>
      <text:list-level-style-bullet text:bullet-char="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bullet>
      <text:list-level-style-bullet text:bullet-char="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bullet>
      <text:list-level-style-bullet text:bullet-char="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bullet>
      <text:list-level-style-bullet text:bullet-char="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bullet>
      <text:list-level-style-bullet text:bullet-char="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bullet>
      <text:list-level-style-bullet text:bullet-char="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bullet>
      <text:list-level-style-bullet text:bullet-char="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bullet>
      <text:list-level-style-bullet text:bullet-char="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bullet>
    </text:list-style>
    <text:list-style style:name="L1">
      <text:list-level-style-bullet text:bullet-char="➢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bullet>
      <text:list-level-style-number style:num-format="1" style:num-suffix="." text:display-levels="1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number>
    </text:list-style>
  </office:automatic-styles>
  <office:body>
    <office:text>
      <text:p text:style-name="aa046b9"><text:span text:style-name="acb8964"><text:tab/></text:span><text:span text:style-name="ad60e6f">Typ</text:span><text:span text:style-name="a6ee618">es of Testing</text:span><text:s/></text:p>
      <text:p text:style-name="abd19b2"/>
      <text:list text:continue-numbering="true" text:style-name="L1">
        <text:list-header>
          <text:p text:style-name="af506b8"/>
        </text:list-header>
      </text:list>
      <text:list text:continue-numbering="true" text:style-name="L1">
        <text:list-item>
          <text:p text:style-name="a86b188">Smoke Testing1</text:p>
        </text:list-item>
      </text:list>
      <text:list text:continue-numbering="true" text:style-name="L1">
        <text:list-item>
          <text:p text:style-name="accb034">Functional Testing</text:p>
        </text:list-item>
      </text:list>
      <text:list text:continue-numbering="true" text:style-name="L1">
        <text:list-item>
          <text:p text:style-name="a763620">Regression Testing</text:p>
        </text:list-item>
      </text:list>
      <text:list text:continue-numbering="true" text:style-name="L1">
        <text:list-item>
          <text:p text:style-name="ad7deff">Installation Testing</text:p>
        </text:list-item>
      </text:list>
      <text:list text:continue-numbering="true" text:style-name="L1">
        <text:list-item>
          <text:p text:style-name="a2ef4c0">Performance Testing</text:p>
        </text:list-item>
      </text:list>
      <text:list text:continue-numbering="true" text:style-name="L1">
        <text:list-item>
          <text:p text:style-name="ae70ce6">Command Line Testing</text:p>
        </text:list-item>
      </text:list>
      <text:list text:continue-numbering="true" text:style-name="L1">
        <text:list-item>
          <text:p text:style-name="ae7145b">Reliability Testing1</text:p>
        </text:list-item>
      </text:list>
      <text:p text:style-name="aa19d3b"/>
      <text:list text:continue-numbering="true" text:style-name="L2">
        <text:list-header>
          <text:p text:style-name="a8c6b8f"/>
        </text:list-header>
      </text:list>
      <text:list text:continue-numbering="true" text:style-name="L2">
        <text:list-item>
          <text:p text:style-name="ad2de0b">Smoke Testing2</text:p>
        </text:list-item>
      </text:list>
      <text:list text:continue-numbering="true" text:style-name="L2">
        <text:list-item>
          <text:p text:style-name="af77249">Functional Testing</text:p>
        </text:list-item>
      </text:list>
      <text:list text:continue-numbering="true" text:style-name="L2">
        <text:list-item>
          <text:p text:style-name="a6d5bed">Regression Testing</text:p>
        </text:list-item>
      </text:list>
      <text:list text:continue-numbering="true" text:style-name="L2">
        <text:list-item>
          <text:p text:style-name="ab8300b">Installation Testing</text:p>
        </text:list-item>
      </text:list>
      <text:list text:continue-numbering="true" text:style-name="L2">
        <text:list-item>
          <text:p text:style-name="aecadea">Performance Testing</text:p>
        </text:list-item>
      </text:list>
      <text:list text:continue-numbering="true" text:style-name="L2">
        <text:list-item>
          <text:p text:style-name="a6bb1ea">Command Line Testing</text:p>
        </text:list-item>
      </text:list>
      <text:list text:continue-numbering="true" text:style-name="L2">
        <text:list-item>
          <text:p text:style-name="adc335a">Reliability Testing2</text:p>
        </text:list-item>
      </text:list>
      <text:list text:continue-numbering="true" text:style-name="L2">
        <text:list-header>
          <text:p text:style-name="a43a1a5"/>
        </text:list-header>
      </text:list>
      <text:p text:style-name="a909597"/>
      <text:list text:continue-numbering="true" text:style-name="L3">
        <text:list-item>
          <text:p text:style-name="a1f4981">Smoke Testing3</text:p>
        </text:list-item>
      </text:list>
      <text:list text:continue-numbering="true" text:style-name="L3">
        <text:list-item>
          <text:p text:style-name="a9e7be5">Functional Testing</text:p>
        </text:list-item>
      </text:list>
      <text:list text:continue-numbering="true" text:style-name="L3">
        <text:list-item>
          <text:p text:style-name="acbe6d0">Regression Testing</text:p>
        </text:list-item>
      </text:list>
      <text:list text:continue-numbering="true" text:style-name="L3">
        <text:list-item>
          <text:p text:style-name="adb000d">Installation Testing</text:p>
        </text:list-item>
      </text:list>
      <text:list text:continue-numbering="true" text:style-name="L3">
        <text:list-item>
          <text:p text:style-name="a63e73d">Performance Testing</text:p>
        </text:list-item>
      </text:list>
      <text:list text:continue-numbering="true" text:style-name="L3">
        <text:list-item>
          <text:p text:style-name="a0e5668">Command Line Testing</text:p>
        </text:list-item>
      </text:list>
      <text:list text:continue-numbering="true" text:style-name="L3">
        <text:list-item>
          <text:p text:style-name="a5fcb42">Reliability Testing3</text:p>
        </text:list-item>
      </text:list>
      <text:p text:style-name="a4f0460"/>
      <text:p text:style-name="a722a7e"/>
      <text:list text:continue-numbering="true" text:style-name="L4">
        <text:list-item>
          <text:p text:style-name="ad82cb4">Smoke Testing4</text:p>
        </text:list-item>
      </text:list>
      <text:list text:continue-numbering="true" text:style-name="L4">
        <text:list-item>
          <text:p text:style-name="a50fcb3">Functional Testing</text:p>
        </text:list-item>
      </text:list>
      <text:list text:continue-numbering="true" text:style-name="L4">
        <text:list-item>
          <text:p text:style-name="a3828f5">Regression Testing</text:p>
        </text:list-item>
      </text:list>
      <text:list text:continue-numbering="true" text:style-name="L4">
        <text:list-item>
          <text:p text:style-name="ad314a5">Installation Testing</text:p>
        </text:list-item>
      </text:list>
      <text:list text:continue-numbering="true" text:style-name="L4">
        <text:list-item>
          <text:p text:style-name="ad21c0f">Performance Testing</text:p>
        </text:list-item>
      </text:list>
      <text:list text:continue-numbering="true" text:style-name="L4">
        <text:list-item>
          <text:p text:style-name="a67e839">Command Line Testing</text:p>
        </text:list-item>
      </text:list>
      <text:list text:continue-numbering="true" text:style-name="L4">
        <text:list-item>
          <text:p text:style-name="ac5a1d1">Reliability Testing4</text:p>
        </text:list-item>
      </text:list>
      <text:p text:style-name="aab9372"/>
      <text:p text:style-name="a8f7bca"/>
      <text:list text:continue-numbering="true" text:style-name="L5">
        <text:list-item>
          <text:p text:style-name="a57ba35">Smoke Testing5</text:p>
        </text:list-item>
      </text:list>
      <text:list text:continue-numbering="true" text:style-name="L5">
        <text:list-item>
          <text:p text:style-name="acd5bf3">Functional Testing</text:p>
        </text:list-item>
      </text:list>
      <text:list text:continue-numbering="true" text:style-name="L5">
        <text:list-item>
          <text:p text:style-name="addc6f7">Regression Testing</text:p>
        </text:list-item>
      </text:list>
      <text:list text:continue-numbering="true" text:style-name="L5">
        <text:list-item>
          <text:p text:style-name="af1f1e7">Installation Testing</text:p>
        </text:list-item>
      </text:list>
      <text:list text:continue-numbering="true" text:style-name="L5">
        <text:list-item>
          <text:p text:style-name="abe42c1">Performance Testing</text:p>
        </text:list-item>
      </text:list>
      <text:list text:continue-numbering="true" text:style-name="L5">
        <text:list-item>
          <text:p text:style-name="add67c3">Command Line Testing</text:p>
        </text:list-item>
      </text:list>
      <text:list text:continue-numbering="true" text:style-name="L5">
        <text:list-item>
          <text:p text:style-name="a05e519">Reliability Testing5</text:p>
        </text:list-item>
      </text:list>
      <text:list text:continue-numbering="true" text:style-name="L5">
        <text:list-header>
          <text:p text:style-name="af5c7cd"/>
        </text:list-header>
      </text:list>
      <text:p text:style-name="af1c0c6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" svg:font-family="StarSymbol"/>
    <style:font-face style:name="StarSymbol1" svg:font-family="StarSymbol"/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US" fo:font-size="12.0pt" fo:language="en" style:font-name="Times New Roman" style:font-name-asian="Arial Unicode MS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fo:font-size="9.0pt" style:font-name="StarSymbol1" style:font-name-asian="StarSymbol1" style:font-name-complex="StarSymbol1" style:font-size-asian="9.0pt"/>
    </style:style>
    <style:style style:display-name="Numbering Symbols" style:family="text" style:name="Numbering_20_Symbols" style:parent-style-name="default_character_style"/>
    <style:default-style style:family="graphic">
      <style:text-properties fo:country="US" fo:font-size="12.0pt" fo:language="en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9</dc:date>
    <meta:editing-cycles>2</meta:editing-cycles>
    <meta:editing-duration>PT0.006S</meta:editing-duration>
  </office:meta>
</office:document-meta>
</file>